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25-07-24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852" calcext:value-type="float">
            <text:p>148.1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25-04-22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38312" calcext:value-type="float">
            <text:p>148.0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25-01-1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62696" calcext:value-type="float">
            <text:p>148.0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24-10-09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55432" calcext:value-type="float">
            <text:p>147.8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24-07-22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39608" calcext:value-type="float">
            <text:p>147.7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24-04-16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2988" calcext:value-type="float">
            <text:p>147.6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24-01-24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65288" calcext:value-type="float">
            <text:p>147.4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23-10-17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3176" calcext:value-type="float">
            <text:p>147.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23-07-18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09256" calcext:value-type="float">
            <text:p>147.2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23-05-10 0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23328" calcext:value-type="float">
            <text:p>147.0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23-02-0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31888" calcext:value-type="float">
            <text:p>146.9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22-10-18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16064" calcext:value-type="float">
            <text:p>146.8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22-07-20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44792" calcext:value-type="float">
            <text:p>146.5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22-04-2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10096" calcext:value-type="float">
            <text:p>146.3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22-01-20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94272" calcext:value-type="float">
            <text:p>146.1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21-10-01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15608" calcext:value-type="float">
            <text:p>146.2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21-06-07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56528" calcext:value-type="float">
            <text:p>145.9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21-02-10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19368" calcext:value-type="float">
            <text:p>145.8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20-10-05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3156" calcext:value-type="float">
            <text:p>145.8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20-06-04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29808" calcext:value-type="float">
            <text:p>145.5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20-03-04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5724" calcext:value-type="float">
            <text:p>145.5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9-11-07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93816" calcext:value-type="float">
            <text:p>145.5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9-07-01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4388" calcext:value-type="float">
            <text:p>145.3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9-04-11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16448" calcext:value-type="float">
            <text:p>145.3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8-11-07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51144" calcext:value-type="float">
            <text:p>145.5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8-08-03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80456" calcext:value-type="float">
            <text:p>145.3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8-05-01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88432" calcext:value-type="float">
            <text:p>145.1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8-02-13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52568" calcext:value-type="float">
            <text:p>144.7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7-07-18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39792" calcext:value-type="float">
            <text:p>144.6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7-04-20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00752" calcext:value-type="float">
            <text:p>144.7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7-01-30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038" calcext:value-type="float">
            <text:p>144.7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6-10-10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69688" calcext:value-type="float">
            <text:p>144.5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6-07-14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72736" calcext:value-type="float">
            <text:p>144.5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8352" calcext:value-type="float">
            <text:p>144.5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6-01-13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45888" calcext:value-type="float">
            <text:p>144.6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5-10-06 2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14112" calcext:value-type="float">
            <text:p>144.9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5-06-10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34864" calcext:value-type="float">
            <text:p>144.8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5-02-12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80456" calcext:value-type="float">
            <text:p>145.3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4-10-09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2864" calcext:value-type="float">
            <text:p>145.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4-04-16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2864" calcext:value-type="float">
            <text:p>145.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4-01-29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38952" calcext:value-type="float">
            <text:p>145.5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3-10-16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87136" calcext:value-type="float">
            <text:p>145.4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3-07-09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90184" calcext:value-type="float">
            <text:p>145.4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3-04-05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51144" calcext:value-type="float">
            <text:p>145.5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3-01-16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12104" calcext:value-type="float">
            <text:p>145.6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2-10-09 2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1152" calcext:value-type="float">
            <text:p>145.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2-07-27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92648" calcext:value-type="float">
            <text:p>145.3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2-04-17 2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8292" calcext:value-type="float">
            <text:p>145.2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2-01-05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6392" calcext:value-type="float">
            <text:p>145.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1-10-11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49976" calcext:value-type="float">
            <text:p>145.3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1-08-10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32272" calcext:value-type="float">
            <text:p>145.4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1-05-04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63336" calcext:value-type="float">
            <text:p>145.5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1-01-26 2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00496" calcext:value-type="float">
            <text:p>145.7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0-10-12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27928" calcext:value-type="float">
            <text:p>145.7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0-08-05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36488" calcext:value-type="float">
            <text:p>145.6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0-04-07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66968" calcext:value-type="float">
            <text:p>145.6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10-02-12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49976" calcext:value-type="float">
            <text:p>145.3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9-10-13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4388" calcext:value-type="float">
            <text:p>145.3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9-07-07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26176" calcext:value-type="float">
            <text:p>145.4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9-04-14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84088" calcext:value-type="float">
            <text:p>145.4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9-01-08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60288" calcext:value-type="float">
            <text:p>145.5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8-10-15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42584" calcext:value-type="float">
            <text:p>145.6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8-07-09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54776" calcext:value-type="float">
            <text:p>145.6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8-04-03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19368" calcext:value-type="float">
            <text:p>145.8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8-01-09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68136" calcext:value-type="float">
            <text:p>145.8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7-10-03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88888" calcext:value-type="float">
            <text:p>145.7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7-07-02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52896" calcext:value-type="float">
            <text:p>145.8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7-04-02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95568" calcext:value-type="float">
            <text:p>145.8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7-01-23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54064" calcext:value-type="float">
            <text:p>146.0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6-10-10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32144" calcext:value-type="float">
            <text:p>145.9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6-07-05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3156" calcext:value-type="float">
            <text:p>145.8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6-04-27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43168" calcext:value-type="float">
            <text:p>145.7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6-01-26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27928" calcext:value-type="float">
            <text:p>145.7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5-10-03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5536" calcext:value-type="float">
            <text:p>145.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5-07-05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182" calcext:value-type="float">
            <text:p>145.6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5-03-29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56072" calcext:value-type="float">
            <text:p>145.3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4-11-23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3052" calcext:value-type="float">
            <text:p>145.1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4-07-2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42128" calcext:value-type="float">
            <text:p>145.0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4-04-2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29936" calcext:value-type="float">
            <text:p>145.0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4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56784" calcext:value-type="float">
            <text:p>144.9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3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8856" calcext:value-type="float">
            <text:p>144.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3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04384" calcext:value-type="float">
            <text:p>144.8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3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46472" calcext:value-type="float">
            <text:p>144.7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2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8188" calcext:value-type="float">
            <text:p>144.5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2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2256" calcext:value-type="float">
            <text:p>144.5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2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76368" calcext:value-type="float">
            <text:p>144.6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1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11776" calcext:value-type="float">
            <text:p>144.5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1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32528" calcext:value-type="float">
            <text:p>144.4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1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25264" calcext:value-type="float">
            <text:p>144.2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0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94784" calcext:value-type="float">
            <text:p>144.1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0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33824" calcext:value-type="float">
            <text:p>144.1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0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5516" calcext:value-type="float">
            <text:p>144.1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0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59376" calcext:value-type="float">
            <text:p>144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2000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3804" calcext:value-type="float">
            <text:p>144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99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4472" calcext:value-type="float">
            <text:p>144.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99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52696" calcext:value-type="float">
            <text:p>144.2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99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1612" calcext:value-type="float">
            <text:p>144.2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98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19168" calcext:value-type="float">
            <text:p>144.2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98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514" calcext:value-type="float">
            <text:p>144.5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98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17872" calcext:value-type="float">
            <text:p>144.5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98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91024" calcext:value-type="float">
            <text:p>144.5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97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47056" calcext:value-type="float">
            <text:p>144.8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97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94072" calcext:value-type="float">
            <text:p>144.5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97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038" calcext:value-type="float">
            <text:p>144.7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97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37328" calcext:value-type="float">
            <text:p>144.7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97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038" calcext:value-type="float">
            <text:p>144.7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97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83048" calcext:value-type="float">
            <text:p>144.7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97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6476" calcext:value-type="float">
            <text:p>144.7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97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8" calcext:value-type="float">
            <text:p>144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96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50104" calcext:value-type="float">
            <text:p>144.8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96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19624" calcext:value-type="float">
            <text:p>144.8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96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28768" calcext:value-type="float">
            <text:p>144.8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96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67224" calcext:value-type="float">
            <text:p>144.6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96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6476" calcext:value-type="float">
            <text:p>144.7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96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04968" calcext:value-type="float">
            <text:p>144.9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95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76368" calcext:value-type="float">
            <text:p>144.6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95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30648" calcext:value-type="float">
            <text:p>144.6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95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06264" calcext:value-type="float">
            <text:p>144.6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94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65344" calcext:value-type="float">
            <text:p>144.8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94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14824" calcext:value-type="float">
            <text:p>144.5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94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10608" calcext:value-type="float">
            <text:p>144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86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91408" calcext:value-type="float">
            <text:p>143.0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86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28568" calcext:value-type="float">
            <text:p>143.2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86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0384" calcext:value-type="float">
            <text:p>143.2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85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6208" calcext:value-type="float">
            <text:p>143.3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85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59048" calcext:value-type="float">
            <text:p>143.2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85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648" calcext:value-type="float">
            <text:p>143.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466</text:p>
          </table:table-cell>
          <table:table-cell office:value-type="string" calcext:value-type="string">
            <text:p>11S/13E-24BCD</text:p>
          </table:table-cell>
          <table:table-cell office:value-type="string" calcext:value-type="string">
            <text:p>1985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84016" calcext:value-type="float">
            <text:p>143.3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10" meta:object-count="0"/>
    <meta:user-defined meta:name="AppVersion">3.0</meta:user-defined>
  </office:meta>
</office:document-meta>
</file>